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60000002968701CA07B3C1689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en" fo:country="US" fo:font-weight="bold" officeooo:paragraph-rsid="001b801a" style:font-weight-asian="bold" style:font-weight-complex="bold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9" style:family="paragraph" style:parent-style-name="Titulo">
      <style:text-properties fo:language="en" fo:country="US"/>
    </style:style>
    <style:style style:name="P10" style:family="paragraph" style:parent-style-name="Text_20_body">
      <style:text-properties fo:language="en" fo:country="US" officeooo:paragraph-rsid="001b801a"/>
    </style:style>
    <style:style style:name="P11" style:family="paragraph" style:parent-style-name="Text_20_body">
      <style:text-properties fo:language="en" fo:country="US" officeooo:paragraph-rsid="001bcdea"/>
    </style:style>
    <style:style style:name="P12" style:family="paragraph" style:parent-style-name="Text_20_body">
      <style:text-properties fo:language="en" fo:country="US" officeooo:rsid="000ef214" officeooo:paragraph-rsid="000ba19a"/>
    </style:style>
    <style:style style:name="P13" style:family="paragraph" style:parent-style-name="Text_20_body">
      <style:text-properties fo:language="en" fo:country="US" officeooo:paragraph-rsid="0019ab1f"/>
    </style:style>
    <style:style style:name="P14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16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Standard">
      <style:text-properties fo:font-variant="normal" fo:text-transform="none" fo:color="#000000" loext:opacity="100%" style:text-line-through-style="none" style:text-line-through-type="none" fo:language="en" fo:country="US" style:text-underline-style="none" style:text-blinking="false" fo:background-color="transparent"/>
    </style:style>
    <style:style style:name="P19" style:family="paragraph" style:parent-style-name="Standard">
      <style:text-properties fo:font-variant="normal" fo:text-transform="none" fo:color="#336633" loext:opacity="100%" style:font-name="Calibri" fo:font-size="24pt" fo:language="en" fo:country="US" fo:font-weight="normal" style:font-size-asian="24pt" style:font-weight-asian="normal" style:font-size-complex="24pt" style:font-weight-complex="normal"/>
    </style:style>
    <style:style style:name="P20" style:family="paragraph" style:parent-style-name="Titulo">
      <style:text-properties fo:font-variant="normal" fo:text-transform="none" fo:language="en" fo:country="US"/>
    </style:style>
    <style:style style:name="P21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fo:text-transform="uppercase" fo:color="#336633" loext:opacity="100%" style:font-name="Calibri" fo:font-size="24pt" fo:language="en" fo:country="US" fo:font-weight="bold" style:font-size-asian="24pt" style:font-weight-asian="bold" style:font-size-complex="24pt" style:font-weight-complex="bold"/>
    </style:style>
    <style:style style:name="P23" style:family="paragraph" style:parent-style-name="Standard">
      <style:text-properties style:font-name="Calibri" fo:font-size="24pt" fo:language="en" fo:country="US" fo:font-weight="bold" style:font-size-asian="24pt" style:font-weight-asian="bold" style:font-size-complex="24pt" style:font-weight-complex="bold"/>
    </style:style>
    <style:style style:name="P24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6" style:family="paragraph" style:parent-style-name="Titulo" style:master-page-name="Standard">
      <style:paragraph-properties style:page-number="auto"/>
      <style:text-properties fo:language="en" fo:country="US"/>
    </style:style>
    <style:style style:name="P27" style:family="paragraph" style:parent-style-name="Heading_20_1">
      <style:text-properties fo:language="en" fo:country="US"/>
    </style:style>
    <style:style style:name="P28" style:family="paragraph" style:parent-style-name="Heading_20_2">
      <style:text-properties fo:language="en" fo:country="US"/>
    </style:style>
    <style:style style:name="P29" style:family="paragraph" style:parent-style-name="Heading_20_2">
      <style:text-properties fo:language="en" fo:country="US" officeooo:rsid="0010e3f6" officeooo:paragraph-rsid="0019ab1f"/>
    </style:style>
    <style:style style:name="P30" style:family="paragraph" style:parent-style-name="Heading_20_2">
      <style:text-properties fo:language="en" fo:country="US" officeooo:rsid="0010e3f6" officeooo:paragraph-rsid="001b801a"/>
    </style:style>
    <style:style style:name="P31" style:family="paragraph" style:parent-style-name="Heading_20_2">
      <style:text-properties fo:language="en" fo:country="US" officeooo:rsid="0010e3f6" officeooo:paragraph-rsid="001bcdea"/>
    </style:style>
    <style:style style:name="P32" style:family="paragraph" style:parent-style-name="Heading_20_2">
      <style:text-properties fo:language="en" fo:country="US" officeooo:rsid="0010e3f6" officeooo:paragraph-rsid="001d6157"/>
    </style:style>
    <style:style style:name="P33" style:family="paragraph" style:parent-style-name="Standard" style:master-page-name="Index">
      <style:paragraph-properties style:page-number="auto"/>
      <style:text-properties fo:language="en" fo:country="US"/>
    </style:style>
    <style:style style:name="P34" style:family="paragraph" style:parent-style-name="Standard">
      <style:text-properties style:font-name="Calibri" fo:font-size="12pt" fo:language="en" fo:country="US" officeooo:paragraph-rsid="001f6a35" style:font-size-asian="12pt" style:font-size-complex="12pt"/>
    </style:style>
    <style:style style:name="P35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f6a35" style:font-size-asian="12pt" style:font-size-complex="12pt"/>
    </style:style>
    <style:style style:name="P3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f6a35" style:text-blinking="false" fo:background-color="transparent" style:font-size-asian="12pt" style:font-size-complex="12pt"/>
    </style:style>
    <style:style style:name="P3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f6a35"/>
    </style:style>
    <style:style style:name="P38" style:family="paragraph" style:parent-style-name="Standard" style:master-page-name="First_20_Page">
      <style:paragraph-properties style:page-number="auto"/>
      <style:text-properties officeooo:paragraph-rsid="001f6a35"/>
    </style:style>
    <style:style style:name="P39" style:family="paragraph" style:parent-style-name="Standard">
      <style:text-properties officeooo:paragraph-rsid="001f6a35"/>
    </style:style>
    <style:style style:name="P40" style:family="paragraph" style:parent-style-name="Text_20_body">
      <style:text-properties fo:language="en" fo:country="US" officeooo:rsid="000ef214" officeooo:paragraph-rsid="0019ab1f"/>
    </style:style>
    <style:style style:name="P4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f6a35" style:font-size-asian="24pt" style:font-weight-asian="bold" style:font-size-complex="24pt" style:font-weight-complex="bold"/>
    </style:style>
    <style:style style:name="P42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f6a35" style:text-blinking="false" fo:background-color="transparent" loext:padding="0cm" loext:border="none"/>
    </style:style>
    <style:style style:name="P4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f6a35" style:text-blinking="false" fo:background-color="transparent" style:font-size-asian="12pt" style:font-size-complex="12pt"/>
    </style:style>
    <style:style style:name="P44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f6a35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f6a35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fo:font-size="12pt" fo:language="en" fo:country="US" style:font-size-asian="12pt" style:font-size-complex="12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officeooo:rsid="000a9111"/>
    </style:style>
    <style:style style:name="T15" style:family="text">
      <style:text-properties officeooo:rsid="0015ff64"/>
    </style:style>
    <style:style style:name="T16" style:family="text">
      <style:text-properties officeooo:rsid="00169bb8"/>
    </style:style>
    <style:style style:name="T17" style:family="text">
      <style:text-properties officeooo:rsid="00189a71"/>
    </style:style>
    <style:style style:name="T18" style:family="text">
      <style:text-properties officeooo:rsid="0019ab1f"/>
    </style:style>
    <style:style style:name="T19" style:family="text">
      <style:text-properties officeooo:rsid="001b801a"/>
    </style:style>
    <style:style style:name="T20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1" style:family="text">
      <style:text-properties fo:color="#1155cc" loext:opacity="100%" style:text-underline-style="solid" style:text-underline-width="auto" style:text-underline-color="font-color"/>
    </style:style>
    <style:style style:name="T22" style:family="text">
      <style:text-properties officeooo:rsid="002332ea"/>
    </style:style>
    <style:style style:name="T23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1" text:name="NumeroTema"/>
        <text:user-field-decl office:value-type="string" office:string-value="Computer networks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21"/>
          <text:p text:style-name="P21"><text:user-field-get text:name="Modulo">Computer Systems</text:user-field-get></text:p>
          <text:p text:style-name="P21">CFGS DAW</text:p>
        </draw:text-box>
      </draw:frame>
      <text:p text:style-name="P38"/>
      <text:p text:style-name="P39"/>
      <text:p text:style-name="P39"/>
      <text:p text:style-name="P39"/>
      <text:p text:style-name="P41"><text:span text:style-name="T7">Computer Systems – </text:span><text:span text:style-name="T8">Activities 1</text:span><text:span text:style-name="T9"><text:line-break/></text:span><text:span text:style-name="T10">UD </text:span><text:span text:style-name="T11">11</text:span><text:span text:style-name="T10">. </text:span><text:span text:style-name="T20"><text:user-field-get text:name="Tema">Computer networks</text:user-field-get></text:span></text:p>
      <text:p text:style-name="P42"><draw:frame draw:style-name="fr2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43">Sergio García / Alfredo Oltra</text:p>
      <text:p text:style-name="P36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1">s</text:span></text:a></text:p>
      <text:p text:style-name="P37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44">20<text:span text:style-name="T22">22</text:span>/20<text:span text:style-name="T23">2</text:span><text:span text:style-name="T22">3</text:span></text:p>
      <text:p text:style-name="P35"><text:tab/><text:tab/><text:tab/><text:tab/><text:tab/><text:tab/><text:tab/><text:tab/><text:tab/><text:tab/>Versión:<text:date style:data-style-name="N104" text:date-value="2022-06-02T16:52:48.851480050">220602</text:date>.<text:time style:data-style-name="N105" text:time-value="2022-06-02T16:52:48.851652927">1652</text:time></text:p>
      <text:p text:style-name="P34"/>
      <text:p text:style-name="P7"/>
      <text:p text:style-name="P33"/>
      <text:p text:style-name="P14">Licencia</text:p>
      <text:p text:style-name="P7"/>
      <text:p text:style-name="P25"><draw:frame draw:style-name="fr3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4"/>
      <text:p text:style-name="P24"><text:s/></text:p>
      <text:p text:style-name="P14">Nomenclatura</text:p>
      <text:p text:style-name="P5"/>
      <text:p text:style-name="P5">A lo largo de este tema se utilizarán distintos símbolos para distinguir elementos importantes dentro del contenido. Estos símbolos son:</text:p>
      <text:p text:style-name="P5"/>
      <text:p text:style-name="P8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5"/>
      <text:p text:style-name="P8"><text:span text:style-name="T3"> </text:span>Atención. Hace referencia a un tipo de actividad donde los alumnos suelen cometer equivocaciones. </text:p>
      <text:p text:style-name="P8"/>
      <text:p text:style-name="P8"/>
      <text:h text:style-name="P27" text:outline-level="1" text:is-list-header="true"/>
      <text:p text:style-name="P7"/>
      <text:p text:style-name="P7"/>
      <text:p text:style-name="P7"/>
      <text:p text:style-name="P26">UD<text:user-field-get text:name="NumeroTema">11</text:user-field-get>. <text:user-field-get text:name="Tema">Computer networks</text:user-field-get></text:p>
      <text:p text:style-name="P20">Activities</text:p>
      <text:p text:style-name="P9"/>
      <text:h text:style-name="P28" text:outline-level="2">Activity 1</text:h>
      <text:p text:style-name="P12">Indicate if these IP are right or not</text:p>
      <text:p text:style-name="P12">a) 1.1.1.1</text:p>
      <text:p text:style-name="P12">b) 2.2.2.200</text:p>
      <text:p text:style-name="P12">c) 200.260.0.3</text:p>
      <text:p text:style-name="P12">d) 4.4.4.4.4</text:p>
      <text:p text:style-name="P12">e) 5.0.0.300</text:p>
      <text:p text:style-name="P12">f) 256.244.244.4</text:p>
      <text:p text:style-name="P40">g) 700.1000.100</text:p>
      <text:h text:style-name="P29" text:outline-level="2">Activity 2</text:h>
      <text:p text:style-name="P13">Indicate if these IP are masks or not. For IP that are mask, calculate the number of compu<text:span text:style-name="T17">ters that </text:span>we can connect to them.</text:p>
      <text:p text:style-name="P13">a) 255.0.0.0</text:p>
      <text:p text:style-name="P13">b) 255.255.0.1</text:p>
      <text:p text:style-name="P13">c) 255.255.128.0</text:p>
      <text:p text:style-name="P13">d) 255.255.127.0</text:p>
      <text:p text:style-name="P10">e) 255.255.128.15</text:p>
      <text:h text:style-name="P30" text:outline-level="2">Activity <text:span text:style-name="T18">3</text:span></text:h>
      <text:p text:style-name="P10">Given an IP and a mask, calculate network ID and broadcast address. If mask is not provid<text:span text:style-name="T18">ed use</text:span> default mask for IP class:</text:p>
      <text:p text:style-name="P10">a) 18.120.16.250: Mask not provided</text:p>
      <text:p text:style-name="P10">b) 18.120.16.255 / 255.255.0.0:</text:p>
      <text:p text:style-name="P10">c) 155.4.220.39: Mask not provided</text:p>
      <text:p text:style-name="P10">d) 194.209.14.33: Mask not provided</text:p>
      <text:p text:style-name="P10">e) 190.33.109.133 / 255.255.255.0:</text:p>
      <text:h text:style-name="P30" text:outline-level="2">Activity <text:span text:style-name="T19">4</text:span></text:h>
      <text:p text:style-name="P10">We have a 255.255.0.0 mask and we want to create as much subnets as we can. Each subnet needs at leas 47 hosts.</text:p>
      <text:p text:style-name="P10">How many subnets can we create?</text:p>
      <text:h text:style-name="P30" text:outline-level="2"><text:soft-page-break/>Activity 5</text:h>
      <text:p text:style-name="P10">Our computer has IP 194.100.129.120. If there are 8 subnets, indicate:</text:p>
      <text:p text:style-name="P6">a) IP class and default mask</text:p>
      <text:p text:style-name="P10">IP class: C</text:p>
      <text:p text:style-name="P10">Default mask: 255.255.255.0</text:p>
      <text:p text:style-name="P6">b) Mask when net is divided in 8 subnets</text:p>
      <text:p text:style-name="P10">To obtain 8 subnets, we have to add 3 bits (2^3=8) to the default mask.</text:p>
      <text:p text:style-name="P10">11111111.11111111.11111111.11100000 = 255.255.255.224 = \27</text:p>
      <text:p text:style-name="P6">c) Network ID and broadcast IP of each subnet</text:p>
      <text:p text:style-name="P10">Network ID of each subnet:</text:p>
      <text:p text:style-name="P10">11000010.01100100.10000001.00000000 = 194.100.129.0</text:p>
      <text:p text:style-name="P10">11000010.01100100.10000001.00100000 = 194.100.129.32</text:p>
      <text:p text:style-name="P10">11000010.01100100.10000001.01000000 = 194.100.129.64</text:p>
      <text:p text:style-name="P10">11000010.01100100.10000001.01100000 = 194.100.129.96</text:p>
      <text:p text:style-name="P10">11000010.01100100.10000001.10000000 = 194.100.129.128</text:p>
      <text:p text:style-name="P10">11000010.01100100.10000001.10100000 = 194.100.129.160</text:p>
      <text:p text:style-name="P10">11000010.01100100.10000001.11000000 = 194.100.129.192</text:p>
      <text:p text:style-name="P10">11000010.01100100.10000001.11100000 = 194.100.129.224</text:p>
      <text:p text:style-name="P10">Broadcast IP of each subnet:</text:p>
      <text:p text:style-name="P10">11000010.01100100.10000001.00011111 = 194.100.129.31</text:p>
      <text:p text:style-name="P10">11000010.01100100.10000001.00111111 = 194.100.129.63</text:p>
      <text:p text:style-name="P10">11000010.01100100.10000001.01011111 = 194.100.129.95</text:p>
      <text:p text:style-name="P10">11000010.01100100.10000001.01111111 = 194.100.129.127</text:p>
      <text:p text:style-name="P10">11000010.01100100.10000001.10011111 = 194.100.129.159</text:p>
      <text:p text:style-name="P10">11000010.01100100.10000001.10111111 = 194.100.129.191</text:p>
      <text:p text:style-name="P10">11000010.01100100.10000001.11011111 = 194.100.129.223</text:p>
      <text:p text:style-name="P10">11000010.01100100.10000001.11111111 = 194.100.129.255</text:p>
      <text:p text:style-name="P6">d) Subnet that our IP belongs to</text:p>
      <text:p text:style-name="P10">Our IP 11000010.01100100.10000001.01111000 = 194.100.129.120</text:p>
      <text:p text:style-name="P10">Is in subnet11000010.01100100.10000001.01100000 = 194.100.129.96</text:p>
      <text:p text:style-name="P6">e) Number of host available to each subnet</text:p>
      <text:p text:style-name="P10">There are 5 bits for host. We cannot use Network ID IP and Broadcast IP.</text:p>
      <text:p text:style-name="P10">The number of host available is 2^5 – 2 = 30</text:p>
      <text:h text:style-name="P31" text:outline-level="2"><text:soft-page-break/>Activity 6</text:h>
      <text:p text:style-name="P11">Our computer has IP 172.10.130.4. If there are 4 subnets, indicate:</text:p>
      <text:p text:style-name="P11">a) IP class and default mask</text:p>
      <text:p text:style-name="P11">b) Mask when net is divided in 4 subnets</text:p>
      <text:p text:style-name="P11">c) Network ID and broadcast IP of each subnet</text:p>
      <text:p text:style-name="P11">d) Subnet that our IP belongs to</text:p>
      <text:p text:style-name="P11">e) Number of host available to each subnet</text:p>
      <text:h text:style-name="P32" text:outline-level="2">Activity 7</text:h>
      <text:p text:style-name="P11">Our computer has IP 170.10.133.2. If there are 5 subnets, indicate:</text:p>
      <text:p text:style-name="P11">a) IP class and default mask</text:p>
      <text:p text:style-name="P11">b) Mask when net is divided in 5 subnets</text:p>
      <text:p text:style-name="P11">c) Network ID and broadcast IP of each subnet</text:p>
      <text:p text:style-name="P11">d) Subnet that our IP belongs to</text:p>
      <text:p text:style-name="P11">e) Number of host available to each subne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1" text:name="NumeroTema"/>
          <text:user-field-decl office:value-type="string" office:string-value="Computer network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1</text:user-field-get></text:span><text:span text:style-name="MT1">. </text:span><text:span text:style-name="MT1"><text:user-field-get text:name="Tema">Computer networks</text:user-field-get></text:span></text:p>
      </style:header>
      <style:footer>
        <text:user-field-decls>
          <text:user-field-decl office:value-type="string" office:string-value="11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1</text:user-field-get></text:span><text:span text:style-name="MT1">.</text:span><text:span text:style-name="MT1"><text:page-number text:select-page="current">5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2T00:24:44</meta:creation-date>
    <meta:editing-duration>PT4H51M20S</meta:editing-duration>
    <meta:editing-cycles>32</meta:editing-cycles>
    <meta:generator>LibreOffice/7.3.3.2$Linux_X86_64 LibreOffice_project/30$Build-2</meta:generator>
    <dc:title>Plantilla CEED</dc:title>
    <meta:initial-creator>Alfredo Oltra Orengo</meta:initial-creator>
    <dc:date>2022-06-02T16:52:48.589414105</dc:date>
    <meta:document-statistic meta:table-count="0" meta:image-count="2" meta:object-count="0" meta:page-count="5" meta:paragraph-count="94" meta:word-count="581" meta:character-count="4033" meta:non-whitespace-character-count="3515"/>
  </office:meta>
</office:document-meta>
</file>